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243.89pt"/>
    </style:style>
    <style:style style:name="co10" style:family="table-column">
      <style:table-column-properties fo:break-before="auto" style:column-width="137.4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100.35pt"/>
    </style:style>
    <style:style style:name="co14" style:family="table-column">
      <style:table-column-properties fo:break-before="auto" style:column-width="43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46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ff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ff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ff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11"/>
        <table:table-column table:style-name="co9" table:default-cell-style-name="ce7"/>
        <table:table-column table:style-name="co2" table:number-columns-repeated="101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Sigmoid units, 1-second segments</text:p>
          </table:table-cell>
          <table:covered-table-cell table:style-name="ce2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(S1) stack_50_lr0.0005_drop0.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3" calcext:value-type="percentage">
            <text:p>43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(S2) stack_50_train10k_finetune10k_lr5x1e-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5" calcext:value-type="percentage">
            <text:p>45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(S3) stack_200_train100k_finetune1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(S3_1) stack_200_train100k_finetune10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S4) stack_200_200_noise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" calcext:value-type="percentage">
            <text:p>54.00%</text:p>
          </table:table-cell>
          <table:table-cell table:number-columns-repeated="2" office:value-type="string" calcext:value-type="string">
            <text:p>1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office:value-type="string" calcext:value-type="string">
            <text:p>First unit reused from S3. Second unit continues to be trained to reduce reconstruction los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(S5) stack_200_200_dropout_la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 (units)</text:p>
          </table:table-cell>
          <table:table-cell table:style-name="ce12" office:value-type="string" calcext:value-type="string">
            <text:p>- None (units)</text:p>
            <text:p>- 0.1, 0.33, 0.33 (stack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 with dropout for input and hidden layers of stack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S6) stack_20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553" calcext:value-type="percentage">
            <text:p>55.53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Yes, quickly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7) stack_1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37" calcext:value-type="percentage">
            <text:p>54.37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(S8) stack_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/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, quickly. The growth of validation error is slower than S6 and S7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(S9) stack_35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m to converge</text:p>
          </table:table-cell>
          <table:table-cell office:value-type="string" calcext:value-type="string">
            <text:p>Yes, quickly but seems slower than S8 and the previous ones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10) stack_1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2" calcext:value-type="percentage">
            <text:p>42.00%</text:p>
          </table:table-cell>
          <table:table-cell table:number-columns-repeated="2" office:value-type="string" calcext:value-type="string">
            <text:p>200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es, quickly but seems slower than S9 and the previous ones</text:p>
          </table:table-cell>
          <table:table-cell table:number-columns-repeated="1012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2" table:number-rows-spanned="1">
            <text:p>ELU, 1-second segments</text:p>
          </table:table-cell>
          <table:covered-table-cell table:style-name="ce8"/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4">
          <table:table-cell table:style-name="ce3" office:value-type="string" calcext:value-type="string">
            <text:p>(E1) stack_200_20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7" calcext:value-type="percentage">
            <text:p>7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9%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(E2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4" calcext:value-type="percentage">
            <text:p>84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4%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2"/>
          <table:table-cell/>
          <table:table-cell table:style-name="ce15"/>
          <table:table-cell table:number-columns-repeated="2"/>
          <table:table-cell table:style-name="ce11"/>
          <table:table-cell table:number-columns-repeated="1014"/>
        </table:table-row>
        <table:table-row table:style-name="ro7">
          <table:table-cell table:style-name="ce5"/>
          <table:table-cell table:style-name="ce4" office:value-type="string" calcext:value-type="string">
            <text:p>All the above runs have (0,1) scaling. For ELU, the scaling from now on is (-1,1)</text:p>
          </table:table-cell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6">
          <table:table-cell table:style-name="ce3" office:value-type="string" calcext:value-type="string">
            <text:p>(E3) stack_10_1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6" calcext:value-type="percentage">
            <text:p>76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84%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E4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7" calcext:value-type="percentage">
            <text:p>8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ccuracy on training set is 91%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12" table:number-rows-spanned="1">
            <text:p>Classification for classes {AB}, {CD}, {E} begins. Test set ratio 20%</text:p>
          </table:table-cell>
          <table:covered-table-cell table:number-columns-repeated="3" table:style-name="ce8"/>
          <table:covered-table-cell table:style-name="ce13"/>
          <table:covered-table-cell table:number-columns-repeated="6" table:style-name="ce8"/>
          <table:covered-table-cell table:style-name="ce13"/>
          <table:table-cell table:style-name="ce8" table:number-columns-repeated="1012"/>
        </table:table-row>
        <table:table-row table:style-name="ro6">
          <table:table-cell table:style-name="ce6" office:value-type="string" calcext:value-type="string">
            <text:p>(G1) stack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1_1) stack_50_50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" calcext:value-type="percentage">
            <text:p>91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%. Hidden weights, from their plots, seem unable to reveal interesting patterns.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1) stack_50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. Performance similar to G1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2) stack_75_75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69" calcext:value-type="percentage">
            <text:p>90.69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4.27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2) stack_75_75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21" calcext:value-type="percentage">
            <text:p>90.21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.3%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3) stack_100_10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0, 10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52" calcext:value-type="percentage">
            <text:p>91.52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5.6%</text:p>
          </table:table-cell>
          <table:table-cell table:style-name="ce9" table:number-columns-repeated="1011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1016" table:default-cell-style-name="Default"/>
        <table:table-row table:style-name="ro7">
          <table:table-cell table:style-name="ce18" office:value-type="string" calcext:value-type="string" table:number-columns-spanned="5" table:number-rows-spanned="1">
            <text:p>SVM with RBF Kernel</text:p>
          </table:table-cell>
          <table:covered-table-cell table:number-columns-repeated="4" table:style-name="ce19"/>
          <table:table-cell table:style-name="ce19" table:number-columns-repeated="1019"/>
        </table:table-row>
        <table:table-row table:style-name="ro1">
          <table:table-cell table:style-name="ce19" office:value-type="string" calcext:value-type="string">
            <text:p>Stack model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gamma</text:p>
          </table:table-cell>
          <table:table-cell table:style-name="ce19" office:value-type="string" calcext:value-type="string">
            <text:p>train accuracy</text:p>
          </table:table-cell>
          <table:table-cell table:style-name="ce19" office:value-type="string" calcext:value-type="string">
            <text:p>train f_score</text:p>
          </table:table-cell>
          <table:table-cell table:style-name="ce19" office:value-type="string" calcext:value-type="string">
            <text:p>test accuracy</text:p>
          </table:table-cell>
          <table:table-cell table:style-name="ce19" office:value-type="string" calcext:value-type="string">
            <text:p>test f_score</text:p>
          </table:table-cell>
          <table:table-cell table:style-name="ce19" office:value-type="string" calcext:value-type="string">
            <text:p>Note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stack_50_50_dropout_el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99021739130435" calcext:value-type="float">
            <text:p>0.9990217391</text:p>
          </table:table-cell>
          <table:table-cell office:value-type="float" office:value="0.999022883783251" calcext:value-type="float">
            <text:p>0.9990228838</text:p>
          </table:table-cell>
          <table:table-cell office:value-type="float" office:value="0.850869565217391" calcext:value-type="float">
            <text:p>0.8508695652</text:p>
          </table:table-cell>
          <table:table-cell office:value-type="float" office:value="0.850403045539486" calcext:value-type="float">
            <text:p>0.8504030455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0.977934782608696" calcext:value-type="float">
            <text:p>0.9779347826</text:p>
          </table:table-cell>
          <table:table-cell office:value-type="float" office:value="0.978102603598551" calcext:value-type="float">
            <text:p>0.9781026036</text:p>
          </table:table-cell>
          <table:table-cell office:value-type="float" office:value="0.883478260869565" calcext:value-type="float">
            <text:p>0.8834782609</text:p>
          </table:table-cell>
          <table:table-cell office:value-type="float" office:value="0.88304486065822" calcext:value-type="float">
            <text:p>0.88304486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971304347826087" calcext:value-type="float">
            <text:p>0.9713043478</text:p>
          </table:table-cell>
          <table:table-cell office:value-type="float" office:value="0.971577927935344" calcext:value-type="float">
            <text:p>0.9715779279</text:p>
          </table:table-cell>
          <table:table-cell office:value-type="float" office:value="0.886521739130435" calcext:value-type="float">
            <text:p>0.8865217391</text:p>
          </table:table-cell>
          <table:table-cell office:value-type="float" office:value="0.886372919173172" calcext:value-type="float">
            <text:p>0.886372919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0.950652173913043" calcext:value-type="float">
            <text:p>0.9506521739</text:p>
          </table:table-cell>
          <table:table-cell office:value-type="float" office:value="0.951549888088414" calcext:value-type="float">
            <text:p>0.9515498881</text:p>
          </table:table-cell>
          <table:table-cell office:value-type="float" office:value="0.883043478260869" calcext:value-type="float">
            <text:p>0.8830434783</text:p>
          </table:table-cell>
          <table:table-cell office:value-type="float" office:value="0.883553183902766" calcext:value-type="float">
            <text:p>0.8835531839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.929782608695652" calcext:value-type="float">
            <text:p>0.9297826087</text:p>
          </table:table-cell>
          <table:table-cell office:value-type="float" office:value="0.930808316789192" calcext:value-type="float">
            <text:p>0.9308083168</text:p>
          </table:table-cell>
          <table:table-cell office:value-type="float" office:value="0.883913043478261" calcext:value-type="float">
            <text:p>0.8839130435</text:p>
          </table:table-cell>
          <table:table-cell office:value-type="float" office:value="0.884899914428884" calcext:value-type="float">
            <text:p>0.8848999144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844782608695652" calcext:value-type="float">
            <text:p>0.8447826087</text:p>
          </table:table-cell>
          <table:table-cell office:value-type="float" office:value="0.848528448655352" calcext:value-type="float">
            <text:p>0.8485284487</text:p>
          </table:table-cell>
          <table:table-cell office:value-type="float" office:value="0.822608695652174" calcext:value-type="float">
            <text:p>0.8226086957</text:p>
          </table:table-cell>
          <table:table-cell office:value-type="float" office:value="0.824009623338562" calcext:value-type="float">
            <text:p>0.8240096233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.947826086956522" calcext:value-type="float">
            <text:p>0.947826087</text:p>
          </table:table-cell>
          <table:table-cell table:style-name="ce19" office:value-type="float" office:value="0.948779914913028" calcext:value-type="float">
            <text:p>0.9487799149</text:p>
          </table:table-cell>
          <table:table-cell table:style-name="ce19" office:value-type="float" office:value="0.882608695652174" calcext:value-type="float">
            <text:p>0.8826086957</text:p>
          </table:table-cell>
          <table:table-cell table:style-name="ce19" office:value-type="float" office:value="0.883043150263567" calcext:value-type="float">
            <text:p>0.8830431503</text:p>
          </table:table-cell>
          <table:table-cell table:style-name="ce19" office:value-type="string" calcext:value-type="string">
            <text:p>Grid search over C and gamma in [min=10, max=100, step=5]</text:p>
          </table:table-cell>
          <table:table-cell table:style-name="ce19" table:number-columns-repeated="1016"/>
        </table:table-row>
        <table:table-row table:style-name="ro1">
          <table:table-cell table:style-name="ce19" table:number-columns-repeated="1024"/>
        </table:table-row>
        <table:table-row table:style-name="ro1">
          <table:table-cell office:value-type="string" calcext:value-type="string">
            <text:p>Stack_75_75_dropout_elu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952934782608696" calcext:value-type="float">
            <text:p>0.9529347826</text:p>
          </table:table-cell>
          <table:table-cell office:value-type="float" office:value="0.953690110143154" calcext:value-type="float">
            <text:p>0.9536901101</text:p>
          </table:table-cell>
          <table:table-cell office:value-type="float" office:value="0.887391304347826" calcext:value-type="float">
            <text:p>0.8873913043</text:p>
          </table:table-cell>
          <table:table-cell office:value-type="float" office:value="0.887728148311302" calcext:value-type="float">
            <text:p>0.8877281483</text:p>
          </table:table-cell>
          <table:table-cell table:style-name="ce19" office:value-type="string" calcext:value-type="string">
            <text:p>Grid search over C and gamma in [min=10, max=100, step=5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ck_100_100_dropout_elu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961195652173913" calcext:value-type="float">
            <text:p>0.9611956522</text:p>
          </table:table-cell>
          <table:table-cell office:value-type="float" office:value="0.961833270633387" calcext:value-type="float">
            <text:p>0.9618332706</text:p>
          </table:table-cell>
          <table:table-cell table:number-columns-repeated="2" office:value-type="float" office:value="0.891739130434783" calcext:value-type="float">
            <text:p>0.8917391304</text:p>
          </table:table-cell>
          <table:table-cell table:style-name="ce19" office:value-type="string" calcext:value-type="string">
            <text:p>Grid search over C and gamma in [min=10, max=100, step=5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ck_250_250_dropout_elu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750406326438" calcext:value-type="float">
            <text:p>0.9975040633</text:p>
          </table:table-cell>
          <table:table-cell office:value-type="float" office:value="0.855217391304348" calcext:value-type="float">
            <text:p>0.8552173913</text:p>
          </table:table-cell>
          <table:table-cell office:value-type="float" office:value="0.861665554451058" calcext:value-type="float">
            <text:p>0.8616655545</text:p>
          </table:table-cell>
          <table:table-cell table:style-name="ce19" office:value-type="string" calcext:value-type="string">
            <text:p>Grid search over C and gamma in [min=10, max=100, step=5]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7:59:00.001254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20:13.433962594</meta:creation-date>
    <dc:date>2018-04-13T00:35:14.429957129</dc:date>
    <meta:editing-duration>P8DT10H57M55S</meta:editing-duration>
    <meta:editing-cycles>38</meta:editing-cycles>
    <meta:generator>LibreOffice/5.1.6.2$Linux_X86_64 LibreOffice_project/10m0$Build-2</meta:generator>
    <meta:document-statistic meta:table-count="2" meta:cell-count="356" meta:object-count="0"/>
  </office:meta>
</office:document-meta>
</file>